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244cm" style:rel-column-width="12505*"/>
    </style:style>
    <style:style style:name="Tabela1.B" style:family="table-column">
      <style:table-column-properties style:column-width="3.842cm" style:rel-column-width="14811*"/>
    </style:style>
    <style:style style:name="Tabela1.C" style:family="table-column">
      <style:table-column-properties style:column-width="9.913cm" style:rel-column-width="38219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5">
      <style:text-properties fo:background-color="transparent"/>
    </style:style>
    <style:style style:name="P7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fo:background-color="#ffff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C02.07.00 – Manter Alunos que Cursam uma Turma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4-29">
            <text:p text:style-name="Table_20_Contents">29/04/2010</text:p>
          </table:table-cell>
          <table:table-cell table:style-name="Tabela1.A2" office:value-type="string">
            <text:p text:style-name="Table_20_Contents">Camila Areal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1-05">
            <text:p text:style-name="Table_20_Contents">05/11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alidação e acréscimo de usabilidade.</text:p>
          </table:table-cell>
        </table:table-row>
        <table:table-row>
          <table:table-cell table:style-name="Tabela1.A3" office:value-type="date" office:date-value="2010-11-10">
            <text:p text:style-name="Table_20_Contents">10/11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Ajustes nas regras de negócio.</text:p>
          </table:table-cell>
        </table:table-row>
      </table:table>
      <text:h text:style-name="Heading_20_3" text:outline-level="3">Pré-condições</text:h>
      <text:list xml:id="list38704057" text:style-name="L1">
        <text:list-item>
          <text:p text:style-name="P1">Usuário autenticado no sistema com as permissões de “Coordenador”.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8716679" text:style-name="L2">
        <text:list-item>
          <text:p text:style-name="P2">Sistema solicita o curso;</text:p>
        </text:list-item>
        <text:list-item>
          <text:p text:style-name="P2">Coordenador informa o curso;</text:p>
        </text:list-item>
        <text:list-item>
          <text:p text:style-name="P2">Sistema exibe períodos letivos do curso selecionado e solicita a seleção de um;</text:p>
        </text:list-item>
        <text:list-item>
          <text:p text:style-name="P2">Coordenador informa período letivo;</text:p>
        </text:list-item>
        <text:list-item>
          <text:p text:style-name="P2">Sistema solicita seleção do turno;</text:p>
        </text:list-item>
        <text:list-item>
          <text:p text:style-name="P2">Coordenador informa o turno e aciona opção Listar Turmas;</text:p>
        </text:list-item>
        <text:list-item>
          <text:p text:style-name="P2">Sistema exibe uma lista de turmas, com a situação 'CONFIRMADA', a ser lecionada para os alunos inscritos;</text:p>
          <text:list>
            <text:list-item>
              <text:p text:style-name="P2">No cabeçalho o sistema exibe o <text:span text:style-name="T4">curso selecionado</text:span>, o período letivo selecionado, e o turno selecionado;</text:p>
            </text:list-item>
            <text:list-item>
              <text:p text:style-name="P2">Na lista de turmas o sistema exibe:</text:p>
              <text:list>
                <text:list-item>
                  <text:p text:style-name="P2">a grade de horário em que foi disponibilizada (exemplo: A)</text:p>
                </text:list-item>
                <text:list-item>
                  <text:p text:style-name="P2">sigla/nome da disciplina do componente curricular da turma;</text:p>
                </text:list-item>
                <text:list-item>
                  <text:p text:style-name="P2">horário;</text:p>
                </text:list-item>
              </text:list>
            </text:list-item>
          </text:list>
        </text:list-item>
        <text:list-item>
          <text:p text:style-name="P2">Coordenador Acadêmico seleciona uma turma;</text:p>
        </text:list-item>
        <text:list-item>
          <text:p text:style-name="P2">Sistema exibe:</text:p>
          <text:list>
            <text:list-item>
              <text:p text:style-name="P2">No cabeçalho exibe o <text:span text:style-name="T4">curso selecionado, o período letivo selecionado, o turno selecionado, a grade de horário</text:span> e a sigla/nome da disciplina selecionada;</text:p>
            </text:list-item>
            <text:list-item>
              <text:p text:style-name="P2">Na lista de alunos da turma o sistema exibe:</text:p>
              <text:list>
                <text:list-item>
                  <text:p text:style-name="P2">opção de incluir Aluno na Turma;</text:p>
                </text:list-item>
                <text:list-item>
                  <text:p text:style-name="P2">um quadro com a lista de alunos cursando, ordenados pelo nome;<text:line-break/>5.1. Para cada aluno, o sistema exibe:</text:p>
                </text:list-item>
              </text:list>
            </text:list-item>
          </text:list>
        </text:list-item>
      </text:list>
      <text:list xml:id="list38726417" text:style-name="L3">
        <text:list-item>
          <text:p text:style-name="P3">matricula do aluno;</text:p>
        </text:list-item>
        <text:list-item>
          <text:p text:style-name="P3">nome do aluno;</text:p>
        </text:list-item>
        <text:list-item>
          <text:p text:style-name="P3">opção de excluir;</text:p>
        </text:list-item>
      </text:list>
      <text:list xml:id="list39191739" text:continue-list="list38716679" text:style-name="L2">
        <text:list-item>
          <text:p text:style-name="P7">O Coordenador clica em excluir em um dos alunos da turma;</text:p>
        </text:list-item>
        <text:list-item>
          <text:p text:style-name="P7">O sistema exibe uma mensagem com a matricula, o nome do aluno e uma opção confirmar;</text:p>
        </text:list-item>
        <text:list-item>
          <text:p text:style-name="P7">O Coordenador confirma a exclusão e o caso volta ao passo 5 com a lista de alunos atualizada.</text:p>
        </text:list-item>
      </text:list>
      <text:p text:style-name="Standard"/>
      <text:h text:style-name="Heading_20_3" text:outline-level="3"><text:soft-page-break/>Fluxo Alternativo 1</text:h>
      <text:list xml:id="list38717318" text:style-name="L4">
        <text:list-item>
          <text:p text:style-name="P4">Coordenador encerra execução do caso de uso a qualquer momento.</text:p>
        </text:list-item>
      </text:list>
      <text:p text:style-name="Standard"/>
      <text:h text:style-name="Heading_20_3" text:outline-level="3">Pós-condições</text:h>
      <text:list xml:id="list38703398" text:style-name="L5">
        <text:list-item>
          <text:p text:style-name="P5">Sistema excluiu o aluno da turma.</text:p>
        </text:list-item>
        <text:list-item>
          <text:p text:style-name="P6">Sistema registrou no log de auditoria a seguinte mensagem: “O aluno <text:span text:style-name="T2">Fulano</text:span>, de matricula <text:span text:style-name="T2">1234567890</text:span>, foi excluído da turma de <text:span text:style-name="T2">ADM - Administração Aplicada</text:span><text:span text:style-name="T3">, período letivo </text:span><text:span text:style-name="T2">2010.1</text:span><text:span text:style-name="T3">, turno </text:span><text:span text:style-name="T2">NOITE,</text:span><text:span text:style-name="T3"> da grade </text:span><text:span text:style-name="T2">A</text:span><text:span text:style-name="T3">, do curso </text:span><text:span text:style-name="T2">sigla e nome do curso</text:span><text:span text:style-name="T3"> (dados em fictícios grifados).</text:span></text:p>
        </text:list-item>
      </text:list>
      <text:h text:style-name="Heading_20_3" text:outline-level="3">Regras de Negócio</text:h>
      <text:p text:style-name="Standard">Nenhuma aplic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0-11-10T19:07:47.78</dc:date>
    <meta:editing-duration>PT18H25M06S</meta:editing-duration>
    <meta:editing-cycles>54</meta:editing-cycles>
    <meta:generator>BrOffice.org/3.2$Win32 OpenOffice.org_project/320m18$Build-9502</meta:generator>
    <dc:creator>Marcio Belo</dc:creator>
    <meta:document-statistic meta:table-count="1" meta:image-count="0" meta:object-count="0" meta:page-count="2" meta:paragraph-count="50" meta:word-count="367" meta:character-count="2180"/>
    <meta:user-defined meta:name="Informações 1"/>
    <meta:user-defined meta:name="Informações 2"/>
    <meta:user-defined meta:name="Informações 3"/>
    <meta:user-defined meta:name="Informações 4"/>
  </office:meta>
</office:document-meta>
</file>